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style:font-size-asian="14pt" style:font-size-complex="14pt"/>
    </style:style>
    <style:style style:name="P2" style:family="paragraph" style:parent-style-name="Preformatted_20_Text">
      <style:text-properties style:font-name="Liberation Serif" fo:font-size="14pt" officeooo:paragraph-rsid="00103ff5" style:font-size-asian="14pt" style:font-size-complex="14pt"/>
    </style:style>
    <style:style style:name="P3" style:family="paragraph" style:parent-style-name="Preformatted_20_Text">
      <style:text-properties style:font-name="sans-serif" fo:font-size="10.5pt" style:font-size-asian="14pt" style:font-size-complex="14pt"/>
    </style:style>
    <style:style style:name="P4" style:family="paragraph" style:parent-style-name="Preformatted_20_Text">
      <style:text-properties style:font-name="Liberation Serif" fo:font-size="14pt" style:font-size-asian="14pt" style:font-size-complex="14pt"/>
    </style:style>
    <style:style style:name="P5" style:family="paragraph" style:parent-style-name="Preformatted_20_Text">
      <style:text-properties style:font-name="Liberation Serif" fo:font-size="14pt" officeooo:paragraph-rsid="0013690d" style:font-size-asian="14pt" style:font-size-complex="14pt"/>
    </style:style>
    <style:style style:name="P6" style:family="paragraph" style:parent-style-name="Preformatted_20_Text">
      <style:text-properties officeooo:paragraph-rsid="001369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Лабораторная работа. Использование базовых и дополнительных структур С++ при решении вычислительных задач.</text:p>
      <text:p text:style-name="P1"/>
      <text:p text:style-name="P2">Цель: научиться практически применятьзнания, полученные в курсе Информатики, к решению задач вычислительного характерана языке высокого </text:p>
      <text:p text:style-name="P2">уровня С++.</text:p>
      <text:p text:style-name="P2"/>
      <text:p text:style-name="P3">Вывести на экран:</text:p>
      <text:p text:style-name="P1">9 Таймер, который по истечении заданного промежутка времени t, величина которого вводится с клавиатуры, выдает звуковой сигнал.</text:p>
      <text:p text:style-name="P1"/>
      <text:p text:style-name="P6">#include &lt;iostream&gt;</text:p>
      <text:p text:style-name="P6">#include &lt;Windows.h&gt;</text:p>
      <text:p text:style-name="P6">using namespace std;</text:p>
      <text:p text:style-name="P6">int main() {</text:p>
      <text:p text:style-name="P6"><text:s text:c="4"/>int a;</text:p>
      <text:p text:style-name="P6"><text:s text:c="4"/>cout &lt;&lt; "Enter the number of seconds for timer:\n";</text:p>
      <text:p text:style-name="P6"><text:s text:c="4"/>cin &gt;&gt; a;</text:p>
      <text:p text:style-name="P6"><text:s text:c="4"/>Sleep(a*1000);</text:p>
      <text:p text:style-name="P6"><text:s text:c="4"/>cout &lt;&lt; "\a";</text:p>
      <text:p text:style-name="P6"><text:s text:c="4"/>system("pause");</text:p>
      <text:p text:style-name="P6"><text:s text:c="4"/>return 0;</text:p>
      <text:p text:style-name="P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dc:date>2020-01-26T16:15:40.185994692</dc:date>
    <meta:editing-duration>PT4M48S</meta:editing-duration>
    <meta:editing-cycles>6</meta:editing-cycles>
    <meta:document-statistic meta:table-count="0" meta:image-count="0" meta:object-count="0" meta:page-count="1" meta:paragraph-count="17" meta:word-count="82" meta:character-count="628" meta:non-whitespace-character-count="523"/>
  </office:meta>
</office:document-meta>
</file>